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54e3" officeooo:paragraph-rsid="001954e3"/>
    </style:style>
    <style:style style:name="P2" style:family="paragraph" style:parent-style-name="Standard">
      <style:text-properties fo:font-weight="bold" officeooo:rsid="001954e3" officeooo:paragraph-rsid="001954e3" style:font-weight-asian="bold" style:font-weight-complex="bold"/>
    </style:style>
    <style:style style:name="P3" style:family="paragraph" style:parent-style-name="Text_20_body">
      <style:text-properties officeooo:paragraph-rsid="0019928f"/>
    </style:style>
    <style:style style:name="P4" style:family="paragraph" style:parent-style-name="Heading_20_1">
      <style:text-properties officeooo:rsid="0019928f" officeooo:paragraph-rsid="0019928f"/>
    </style:style>
    <style:style style:name="T1" style:family="text">
      <style:text-properties officeooo:rsid="0019a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Fuzzy Systems Project Id<text:span text:style-name="T1">e</text:span>a</text:h>
      <text:p text:style-name="P3"/>
      <text:p text:style-name="P1">FUZZY TOPSIS σε movies</text:p>
      <text:p text:style-name="P1"/>
      <text:p text:style-name="P2">Ο admin 4 fuzzy μεταβλητές</text:p>
      <text:p text:style-name="P1"/>
      <text:p text:style-name="P1">1. βαθμολογία ταινίας =&gt; χαμηλη, μεσαία, υψηλή</text:p>
      <text:p text:style-name="P1">2. ώρα προβολής =&gt; νωρρίς, κανονικά, αργά</text:p>
      <text:p text:style-name="P1">3. popularity =&gt; σπάνια, κανονικά, γνωστή</text:p>
      <text:p text:style-name="P1">4. έτος παραγωγής =&gt; παλιά, κανονική, πρόσφατη</text:p>
      <text:p text:style-name="P1"/>
      <text:p text:style-name="P1">default</text:p>
      <text:p text:style-name="P1">να φτιάξει fuzzy profile</text:p>
      <text:p text:style-name="P1">καθορίζει τα βάρη της επιλογής</text:p>
      <text:p text:style-name="P1"><text:tab/>1η = 0,5</text:p>
      <text:p text:style-name="P1"><text:tab/>2η = 0.3</text:p>
      <text:p text:style-name="P1"><text:tab/>3η = 0.2</text:p>
      <text:p text:style-name="P1"/>
      <text:p text:style-name="P2">Ο user, fuzzy search:</text:p>
      <text:p text:style-name="P2"/>
      <text:p text:style-name="P1">1η επιλογη, μια μεταβλητή με dropdown τιμή</text:p>
      <text:p text:style-name="P1">2η </text:p>
      <text:p text:style-name="P1">3η</text:p>
      <text:p text:style-name="P1"/>
      <text:p text:style-name="P1">τελικές προβολές με TOPS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20:06:51.917231198</meta:creation-date>
    <dc:date>2023-05-23T20:24:50.701133678</dc:date>
    <meta:editing-duration>PT14M38S</meta:editing-duration>
    <meta:editing-cycles>3</meta:editing-cycles>
    <meta:generator>LibreOffice/7.5.3.2$Linux_X86_64 LibreOffice_project/9f56dff12ba03b9acd7730a5a481eea045e468f3</meta:generator>
    <meta:document-statistic meta:table-count="0" meta:image-count="0" meta:object-count="0" meta:page-count="1" meta:paragraph-count="18" meta:word-count="76" meta:character-count="430" meta:non-whitespace-character-count="368"/>
  </office:meta>
</office:document-meta>
</file>